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5cm" svg:height="1cm" svg:x="6.8cm" svg:y="2.2cm">
          <text:p text:style-name="P1">Jun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5cm" svg:height="4.5cm" svg:x="6.8cm" svg:y="3.2cm">
          <text:p text:style-name="P1">- junctionId ( serial )</text:p>
          <text:p text:style-name="P1">- junctionType ( string 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5cm" svg:height="1cm" svg:x="6.8cm" svg:y="12.2cm">
          <text:p text:style-name="P1">Statistic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8.5cm" svg:height="4.5cm" svg:x="6.8cm" svg:y="13.2cm">
          <text:p text:style-name="P1">- statisticId ( serial )</text:p>
          <text:p text:style-name="P1">- junctionId ( int )</text:p>
          <text:p text:style-name="P1">- time ( string )</text:p>
          <text:p text:style-name="P1">- vehicleCount ( int )</text:p>
          <text:p text:style-name="P1">- vehicleWaitingTime ( int 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5cm" svg:height="1cm" svg:x="6.8cm" svg:y="22cm">
          <text:p text:style-name="P1">Subcyc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4.5cm" svg:x="6.8cm" svg:y="23cm">
          <text:p text:style-name="P1">- subcycleId ( serial )</text:p>
          <text:p text:style-name="P1">- statisticId ( int )</text:p>
          <text:p text:style-name="P1">- subcycleType ( int )</text:p>
          <text:p text:style-name="P1">- vehicleCount ( int )</text:p>
          <text:p text:style-name="P1">- vehicleWaitingTime ( int 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05cm" svg:y1="7.7cm" svg:x2="11.05cm" svg:y2="12.2cm" draw:start-shape="id1" draw:end-shape="id2" draw:end-glue-point="0" svg:d="m11050 7700v4500">
          <text:p/>
        </draw:connector>
        <draw:connector draw:style-name="gr2" draw:text-style-name="P1" draw:layer="layout" svg:x1="11.05cm" svg:y1="17.7cm" svg:x2="11.05cm" svg:y2="22cm" draw:start-shape="id3" draw:end-shape="id4" svg:d="m11050 17700v4300">
          <text:p/>
        </draw:connector>
        <draw:custom-shape draw:style-name="gr1" draw:text-style-name="P1" draw:layer="layout" svg:width="3cm" svg:height="1.5cm" svg:x="8cm" svg:y="10.7cm">
          <text:p text:style-name="P1">0...man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8cm" svg:y="7.7cm">
          <text:p text:style-name="P1">Exactly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8cm" svg:y="17.7cm">
          <text:p text:style-name="P1">Exactly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8cm" svg:y="20.5cm">
          <text:p text:style-name="P1">0...man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in Haber</meta:initial-creator>
    <meta:creation-date>2012-05-12T14:35:28</meta:creation-date>
    <dc:date>2012-05-12T14:46:06</dc:date>
    <dc:creator>Marcin Haber</dc:creator>
    <meta:editing-duration>PT10M40S</meta:editing-duration>
    <meta:editing-cycles>1</meta:editing-cycles>
    <meta:document-statistic meta:object-count="12"/>
    <meta:generator>LibreOffice/3.3$Unix LibreOffice_project/330m19$Build-401</meta:generator>
  </office:meta>
</office:document-meta>
</file>